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text-properties officeooo:rsid="00122d5d" officeooo:paragraph-rsid="00122d5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Heading_20_2">
      <style:text-properties officeooo:rsid="00122d5d" officeooo:paragraph-rsid="00122d5d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5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9.75pt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626a4" loext:opacity="100%" style:font-name="Menlo" fo:font-size="9.75pt" fo:font-style="normal" fo:font-weight="normal"/>
    </style:style>
    <style:style style:name="P12" style:family="paragraph" style:parent-style-name="Standard">
      <style:text-properties officeooo:rsid="00122d5d" officeooo:paragraph-rsid="00122d5d"/>
    </style:style>
    <style:style style:name="P13" style:family="paragraph" style:parent-style-name="Standard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4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7" style:family="text">
      <style:text-properties fo:font-variant="normal" fo:text-transform="none" fo:color="#0f1115" loext:opacity="100%" fo:letter-spacing="normal"/>
    </style:style>
    <style:style style:name="T8" style:family="text">
      <style:text-properties fo:font-variant="normal" fo:text-transform="none" fo:color="#3964f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9" style:family="text">
      <style:text-properties fo:color="#4078f2" loext:opacity="100%"/>
    </style:style>
    <style:style style:name="T10" style:family="text">
      <style:text-properties fo:color="#50a14f" loext:opacity="100%"/>
    </style:style>
    <style:style style:name="T11" style:family="text">
      <style:text-properties fo:color="#b76b01" loext:opacity="100%"/>
    </style:style>
    <style:style style:name="T12" style:family="text">
      <style:text-properties style:font-name="Menlo" fo:background-color="#ebeef2" loext:char-shading-value="0" loext:padding="0cm" loext:border="none"/>
    </style:style>
    <style:style style:name="T13" style:family="text">
      <style:text-properties fo:color="#383a42" loext:opacity="100%"/>
    </style:style>
    <style:style style:name="T14" style:family="text">
      <style:text-properties fo:color="#a626a4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Coastal Classifier — Руководство по установке</text:span></text:span></text:h>
      <text:p text:style-name="P12"/>
      <text:h text:style-name="P3" text:outline-level="2"><text:span text:style-name="Strong_20_Emphasis"><text:span text:style-name="T2">Содержание</text:span></text:span></text:h>
      <text:list text:style-name="L1">
        <text:list-item>
          <text:p text:style-name="P15">Установка на Linux</text:p>
        </text:list-item>
        <text:list-item>
          <text:p text:style-name="P15">Установка на Windows</text:p>
        </text:list-item>
        <text:list-item>
          <text:p text:style-name="P15">Первый запуск</text:p>
        </text:list-item>
        <text:list-item>
          <text:p text:style-name="P15">Устранение неполадок</text:p>
        </text:list-item>
      </text:list>
      <text:p text:style-name="Horizontal_20_Line"/>
      <text:h text:style-name="P2" text:outline-level="2"><text:span text:style-name="Strong_20_Emphasis"><text:span text:style-name="T2">1. Установка на Linux</text:span></text:span><text:span text:style-name="T2"> {#linux}</text:span></text:h>
      <text:h text:style-name="P4" text:outline-level="3"><text:span text:style-name="Strong_20_Emphasis"><text:span text:style-name="T3">Требования</text:span></text:span></text:h>
      <text:list text:style-name="L2">
        <text:list-item>
          <text:p text:style-name="P16">Ubuntu 20.04+ / Fedora 38+ / аналогичные дистрибутивы</text:p>
        </text:list-item>
        <text:list-item>
          <text:p text:style-name="P16">Python 3.12 (или 3.11, 3.13)</text:p>
        </text:list-item>
        <text:list-item>
          <text:p text:style-name="P16">2 ГБ ОЗУ</text:p>
        </text:list-item>
        <text:list-item>
          <text:p text:style-name="P16">500 МБ свободного места</text:p>
        </text:list-item>
        <text:list-item>
          <text:p text:style-name="P16">Интернет-соединение</text:p>
        </text:list-item>
      </text:list>
      <text:h text:style-name="P4" text:outline-level="3"><text:span text:style-name="Strong_20_Emphasis"><text:span text:style-name="T3">Пошаговая установка</text:span></text:span></text:h>
      <text:h text:style-name="P5" text:outline-level="4">Шаг 1: Установка Python и Git</text:h>
      <text:p text:style-name="P22"><text:span text:style-name="Strong_20_Emphasis"><text:span text:style-name="T4">Ubuntu/Debian:</text:span></text:span></text:p>
      <text:p text:style-name="P14">bash</text:p>
      <text:p text:style-name="P7"><text:span text:style-name="T9">sudo</text:span> <text:span text:style-name="T9">apt</text:span> update</text:p>
      <text:p text:style-name="P7"><text:span text:style-name="T9">sudo</text:span> <text:span text:style-name="T9">apt</text:span> <text:span text:style-name="T9">install</text:span> python3 python3-pip python3-venv <text:span text:style-name="T9">git</text:span></text:p>
      <text:p text:style-name="P22"><text:span text:style-name="Strong_20_Emphasis"><text:span text:style-name="T4">Fedora:</text:span></text:span></text:p>
      <text:p text:style-name="P14">bash</text:p>
      <text:p text:style-name="P7"><text:span text:style-name="T9">sudo</text:span> dnf <text:span text:style-name="T9">install</text:span> python3 python3-pip <text:span text:style-name="T9">git</text:span></text:p>
      <text:h text:style-name="P5" text:outline-level="4"><text:soft-page-break/>Шаг 2: Клонирование репозитория</text:h>
      <text:p text:style-name="P14">bash</text:p>
      <text:p text:style-name="P7"><text:span text:style-name="T9">git</text:span> clone https://github.com/your-repo/coastal-classifier.git</text:p>
      <text:p text:style-name="P7"><text:span text:style-name="T10">cd</text:span> coastal-classifier</text:p>
      <text:h text:style-name="P5" text:outline-level="4">Шаг 3: Создание виртуального окружения</text:h>
      <text:p text:style-name="P14">bash</text:p>
      <text:p text:style-name="P7">python3 <text:span text:style-name="T9">-m</text:span> venv venv</text:p>
      <text:p text:style-name="P7"><text:span text:style-name="T10">source</text:span> venv/bin/activate</text:p>
      <text:h text:style-name="P5" text:outline-level="4">Шаг 4: Установка зависимостей</text:h>
      <text:p text:style-name="P14">bash</text:p>
      <text:p text:style-name="P7">pip <text:span text:style-name="T9">install</text:span> <text:span text:style-name="T9">--upgrade</text:span> pip</text:p>
      <text:p text:style-name="P7">pip <text:span text:style-name="T9">install</text:span> <text:span text:style-name="T9">PySide6==</text:span><text:span text:style-name="T11">6.10</text:span>.2 PySide6-Addons<text:span text:style-name="T9">==</text:span><text:span text:style-name="T11">6.10</text:span>.2 PySide6-Essentials<text:span text:style-name="T9">==</text:span><text:span text:style-name="T11">6.10</text:span>.2</text:p>
      <text:p text:style-name="P7">pip <text:span text:style-name="T9">install</text:span> <text:span text:style-name="T9">folium==</text:span><text:span text:style-name="T11">0.20</text:span>.0 <text:span text:style-name="T9">requests==</text:span><text:span text:style-name="T11">2.32</text:span>.5 <text:span text:style-name="T9">bathyreq==</text:span><text:span text:style-name="T11">1.1</text:span>.0</text:p>
      <text:p text:style-name="P7">pip <text:span text:style-name="T9">install</text:span> numpy pandas geopandas</text:p>
      <text:h text:style-name="P5" text:outline-level="4">Шаг 5: Запуск приложения</text:h>
      <text:p text:style-name="P14">bash</text:p>
      <text:p text:style-name="P7">python main.py</text:p>
      <text:h text:style-name="P5" text:outline-level="4">Шаг 6: Создание ярлыка для запуска (опционально)</text:h>
      <text:p text:style-name="P17">Создайте файл <text:span text:style-name="Source_20_Text"><text:span text:style-name="T12">run.sh</text:span></text:span>:</text:p>
      <text:p text:style-name="P14">bash</text:p>
      <text:p text:style-name="P9">#!/bin/bash</text:p>
      <text:p text:style-name="P7"><text:span text:style-name="T10">cd</text:span> /путь/к/coastal-classifier</text:p>
      <text:p text:style-name="P7"><text:span text:style-name="T10">source</text:span> venv/bin/activate</text:p>
      <text:p text:style-name="P8">python main.py</text:p>
      <text:p text:style-name="P17">Сделайте его исполняемым:</text:p>
      <text:p text:style-name="P14">bash</text:p>
      <text:p text:style-name="P7"><text:span text:style-name="T9">chmod</text:span> +x run.sh</text:p>
      <text:p text:style-name="Horizontal_20_Line"/>
      <text:h text:style-name="P2" text:outline-level="2"><text:soft-page-break/><text:span text:style-name="Strong_20_Emphasis"><text:span text:style-name="T2">2. Установка на Windows</text:span></text:span><text:span text:style-name="T2"> {#windows}</text:span></text:h>
      <text:h text:style-name="P4" text:outline-level="3"><text:span text:style-name="Strong_20_Emphasis"><text:span text:style-name="T3">Требования</text:span></text:span></text:h>
      <text:list text:style-name="L3">
        <text:list-item>
          <text:p text:style-name="P18">Windows 10 или 11 (64-bit)</text:p>
        </text:list-item>
        <text:list-item>
          <text:p text:style-name="P23"><text:span text:style-name="T5">Python 3.12 (скачать с </text:span><text:a xlink:type="simple" xlink:href="https://www.python.org/downloads/" office:target-frame-name="_blank" xlink:show="new" text:style-name="Internet_20_link" text:visited-style-name="Visited_20_Internet_20_Link"><text:span text:style-name="T8">python.org</text:span></text:a><text:span text:style-name="T5">)</text:span></text:p>
        </text:list-item>
        <text:list-item>
          <text:p text:style-name="P18">2 ГБ ОЗУ</text:p>
        </text:list-item>
        <text:list-item>
          <text:p text:style-name="P18">500 МБ свободного места</text:p>
        </text:list-item>
        <text:list-item>
          <text:p text:style-name="P18">Интернет-соединение</text:p>
        </text:list-item>
      </text:list>
      <text:h text:style-name="P4" text:outline-level="3"><text:span text:style-name="Strong_20_Emphasis"><text:span text:style-name="T3">Пошаговая установка</text:span></text:span></text:h>
      <text:h text:style-name="P6" text:outline-level="4">Шаг 1: Установка Python</text:h>
      <text:list text:style-name="L4">
        <text:list-item>
          <text:p text:style-name="P24"><text:span text:style-name="T5">Скачайте установщик Python 3.12 с </text:span><text:a xlink:type="simple" xlink:href="https://www.python.org/downloads/" office:target-frame-name="_blank" xlink:show="new" text:style-name="Internet_20_link" text:visited-style-name="Visited_20_Internet_20_Link"><text:span text:style-name="T8">официального сайта</text:span></text:a></text:p>
        </text:list-item>
        <text:list-item>
          <text:p text:style-name="P19">Запустите установку</text:p>
        </text:list-item>
        <text:list-item>
          <text:p text:style-name="P24"><text:span text:style-name="Strong_20_Emphasis"><text:span text:style-name="T4">ВАЖНО:</text:span></text:span><text:span text:style-name="T5"> Отметьте галочку </text:span><text:span text:style-name="Strong_20_Emphasis"><text:span text:style-name="T4">"Add Python to PATH"</text:span></text:span></text:p>
        </text:list-item>
        <text:list-item>
          <text:p text:style-name="P19">Нажмите "Install Now"</text:p>
        </text:list-item>
      </text:list>
      <text:h text:style-name="P5" text:outline-level="4">Шаг 2: Скачивание проекта</text:h>
      <text:p text:style-name="P17">Скачайте архив с проектом или клонируйте через Git:</text:p>
      <text:p text:style-name="P14">bash</text:p>
      <text:p text:style-name="P10"># Если установлен Git</text:p>
      <text:p text:style-name="P7"><text:span text:style-name="T9">git</text:span> clone https://github.com/your-repo/coastal-classifier.git</text:p>
      <text:p text:style-name="P7"><text:span text:style-name="T10">cd</text:span> coastal-classifier</text:p>
      <text:p text:style-name="P17">Или скачайте ZIP-архив и распакуйте в удобную папку (например, </text:p>
      <text:p text:style-name="P17">Или скачайте ZIP-архив и распакуйте в удобную папку (например, <text:span text:style-name="Source_20_Text"><text:span text:style-name="T12">C:\CoastalClassifier</text:span></text:span>).</text:p>
      <text:h text:style-name="P5" text:outline-level="4">Шаг 3: Создание виртуального окружения</text:h>
      <text:p text:style-name="P22"><text:span text:style-name="T5">Откройте </text:span><text:span text:style-name="Strong_20_Emphasis"><text:span text:style-name="T4">Командную строку (cmd)</text:span></text:span><text:span text:style-name="T5"> или </text:span><text:span text:style-name="Strong_20_Emphasis"><text:span text:style-name="T4">PowerShell</text:span></text:span><text:span text:style-name="T5"> в папке проекта:</text:span></text:p>
      <text:p text:style-name="P14"><text:soft-page-break/>bash</text:p>
      <text:p text:style-name="P7">python <text:span text:style-name="T9">-m</text:span> venv venv</text:p>
      <text:p text:style-name="P7">venv<text:span text:style-name="T13">\</text:span>Scripts<text:span text:style-name="T13">\</text:span>activate</text:p>
      <text:p text:style-name="P17">После активации в начале строки появится </text:p>
      <text:p text:style-name="P17">После активации в начале строки появится <text:span text:style-name="Source_20_Text"><text:span text:style-name="T12">(venv)</text:span></text:span>.</text:p>
      <text:h text:style-name="P5" text:outline-level="4">Шаг 4: Установка зависимостей</text:h>
      <text:p text:style-name="P14">bash</text:p>
      <text:p text:style-name="P7">pip <text:span text:style-name="T9">install</text:span> <text:span text:style-name="T9">--upgrade</text:span> pip</text:p>
      <text:p text:style-name="P7">pip <text:span text:style-name="T9">install</text:span> <text:span text:style-name="T9">PySide6==</text:span><text:span text:style-name="T11">6.10</text:span>.2 PySide6-Addons<text:span text:style-name="T9">==</text:span><text:span text:style-name="T11">6.10</text:span>.2 PySide6-Essentials<text:span text:style-name="T9">==</text:span><text:span text:style-name="T11">6.10</text:span>.2</text:p>
      <text:p text:style-name="P7">pip <text:span text:style-name="T9">install</text:span> <text:span text:style-name="T9">folium==</text:span><text:span text:style-name="T11">0.20</text:span>.0 <text:span text:style-name="T9">requests==</text:span><text:span text:style-name="T11">2.32</text:span>.5 <text:span text:style-name="T9">bathyreq==</text:span><text:span text:style-name="T11">1.1</text:span>.0</text:p>
      <text:p text:style-name="P7">pip <text:span text:style-name="T9">install</text:span> numpy pandas geopandas</text:p>
      <text:p text:style-name="P22"><text:span text:style-name="Strong_20_Emphasis"><text:span text:style-name="T4">Примечание:</text:span></text:span><text:span text:style-name="T5"> Установка может занять 5-10 минут, так как собираются некоторые пакеты.</text:span></text:p>
      <text:h text:style-name="P5" text:outline-level="4">Шаг 5: Запуск приложения</text:h>
      <text:p text:style-name="P14">bash</text:p>
      <text:p text:style-name="P7">python main.py</text:p>
      <text:h text:style-name="P5" text:outline-level="4">Шаг 6: Создание ярлыка для запуска</text:h>
      <text:p text:style-name="P28"><text:span text:style-name="T5">Создайте файл </text:span><text:span text:style-name="Source_20_Text"><text:span text:style-name="T6">run.bat</text:span></text:span><text:span text:style-name="T5"> в папке проекта:</text:span></text:p>
      <text:p text:style-name="P13">batch</text:p>
      <text:p text:style-name="P7"><text:span text:style-name="T9">@</text:span><text:span text:style-name="T14">echo</text:span> off</text:p>
      <text:p text:style-name="P7"><text:span text:style-name="T14">cd</text:span> <text:span text:style-name="T11">/d</text:span> C:\путь\к\coastal-classifier</text:p>
      <text:p text:style-name="P7"><text:span text:style-name="T14">call</text:span> venv\Scripts\activate</text:p>
      <text:p text:style-name="P7"><text:span text:style-name="T14">python</text:span> main.py</text:p>
      <text:p text:style-name="P11">pause</text:p>
      <text:p text:style-name="P28"><text:span text:style-name="T5">Теперь можно запускать приложение двойным кликом по </text:span><text:span text:style-name="Source_20_Text"><text:span text:style-name="T6">run.bat</text:span></text:span><text:span text:style-name="T5">.</text:span></text:p>
      <text:p text:style-name="Horizontal_20_Line"/>
      <text:h text:style-name="P2" text:outline-level="2"><text:soft-page-break/><text:span text:style-name="Strong_20_Emphasis"><text:span text:style-name="T2">3. Первый запуск</text:span></text:span><text:span text:style-name="T2"> {#first-run}</text:span></text:h>
      <text:p text:style-name="P17">При первом запуске откроется окно регистрации:</text:p>
      <text:list text:style-name="L5">
        <text:list-item>
          <text:p text:style-name="P25"><text:span text:style-name="Strong_20_Emphasis"><text:span text:style-name="T4">Введите имя и фамилию</text:span></text:span><text:span text:style-name="T5"> — они сохранятся для следующих сеансов</text:span></text:p>
        </text:list-item>
        <text:list-item>
          <text:p text:style-name="P25"><text:span text:style-name="Strong_20_Emphasis"><text:span text:style-name="T4">Выберите язык</text:span></text:span><text:span text:style-name="T5"> (русский/английский)</text:span></text:p>
        </text:list-item>
        <text:list-item>
          <text:p text:style-name="P25"><text:span text:style-name="Strong_20_Emphasis"><text:span text:style-name="T4">Нажмите "Начать работу"</text:span></text:span></text:p>
        </text:list-item>
      </text:list>
      <text:p text:style-name="P22"><text:a xlink:type="simple" xlink:href="https://docs/images/registration.png" office:target-frame-name="_blank" xlink:show="new" text:style-name="Internet_20_link" text:visited-style-name="Visited_20_Internet_20_Link"><text:span text:style-name="T8">https://docs/images/registration.png</text:span></text:a></text:p>
      <text:h text:style-name="P4" text:outline-level="3"><text:span text:style-name="Strong_20_Emphasis"><text:span text:style-name="T3">Работа с картой</text:span></text:span></text:h>
      <text:list text:style-name="L6">
        <text:list-item>
          <text:p text:style-name="P26"><text:span text:style-name="Strong_20_Emphasis"><text:span text:style-name="T4">Клик</text:span></text:span><text:span text:style-name="T5"> по карте — выбор точки (синий маркер)</text:span></text:p>
        </text:list-item>
        <text:list-item>
          <text:p text:style-name="P20">Просмотр данных в правой панели</text:p>
        </text:list-item>
        <text:list-item>
          <text:p text:style-name="P20">Выбор класса из списка</text:p>
        </text:list-item>
        <text:list-item>
          <text:p text:style-name="P26"><text:span text:style-name="Strong_20_Emphasis"><text:span text:style-name="T4">"Добавить точку"</text:span></text:span><text:span text:style-name="T5"> — подтверждение</text:span></text:p>
        </text:list-item>
        <text:list-item>
          <text:p text:style-name="P26"><text:span text:style-name="Strong_20_Emphasis"><text:span text:style-name="T4">"🗑 Удалить"</text:span></text:span><text:span text:style-name="T5"> — удаление последней точки</text:span></text:p>
        </text:list-item>
        <text:list-item>
          <text:p text:style-name="P26"><text:span text:style-name="Strong_20_Emphasis"><text:span text:style-name="T4">"Экспорт в GeoJSON"</text:span></text:span><text:span text:style-name="T5"> — сохранение всех точек</text:span></text:p>
        </text:list-item>
      </text:list>
      <text:h text:style-name="P4" text:outline-level="3"><text:span text:style-name="Strong_20_Emphasis"><text:span text:style-name="T3">Где хранятся данные</text:span></text:span></text:h>
      <text:p text:style-name="P17">Все размеченные точки сохраняются в папку:</text:p>
      <text:list text:style-name="L7">
        <text:list-item>
          <text:p text:style-name="P29"><text:span text:style-name="Strong_20_Emphasis"><text:span text:style-name="T4">Linux:</text:span></text:span><text:span text:style-name="T5"> </text:span><text:span text:style-name="Source_20_Text"><text:span text:style-name="T6">~/coastal-classifier/data/sessions/</text:span></text:span></text:p>
        </text:list-item>
        <text:list-item>
          <text:p text:style-name="P29"><text:span text:style-name="Strong_20_Emphasis"><text:span text:style-name="T4">Windows:</text:span></text:span><text:span text:style-name="T5"> </text:span><text:span text:style-name="Source_20_Text"><text:span text:style-name="T6">C:\CoastalClassifier\data\sessions\</text:span></text:span></text:p>
        </text:list-item>
      </text:list>
      <text:p text:style-name="P28"><text:span text:style-name="T5">Файлы имеют формат: </text:span><text:span text:style-name="Source_20_Text"><text:span text:style-name="T6">ФАМИЛИЯ_Имя_ГГГГММДД_sessionNNN.geojson</text:span></text:span></text:p>
      <text:p text:style-name="Horizontal_20_Line"/>
      <text:h text:style-name="P2" text:outline-level="2"><text:span text:style-name="Strong_20_Emphasis"><text:span text:style-name="T2">4. Устранение неполадок</text:span></text:span><text:span text:style-name="T2"> {#troubleshooting}</text:span></text:h>
      <text:h text:style-name="P4" text:outline-level="3"><text:span text:style-name="Strong_20_Emphasis"><text:span text:style-name="T3">Проблема: "ModuleNotFoundError: No module named 'PySide6'"</text:span></text:span></text:h>
      <text:p text:style-name="P22"><text:span text:style-name="Strong_20_Emphasis"><text:span text:style-name="T4">Решение:</text:span></text:span><text:span text:style-name="T5"> Активируйте виртуальное окружение:</text:span></text:p>
      <text:list text:style-name="L8">
        <text:list-item>
          <text:p text:style-name="P30"><text:soft-page-break/><text:span text:style-name="Strong_20_Emphasis"><text:span text:style-name="T4">Linux:</text:span></text:span><text:span text:style-name="T5"> </text:span><text:span text:style-name="Source_20_Text"><text:span text:style-name="T6">source venv/bin/activate</text:span></text:span></text:p>
        </text:list-item>
        <text:list-item>
          <text:p text:style-name="P30"><text:span text:style-name="Strong_20_Emphasis"><text:span text:style-name="T4">Windows:</text:span></text:span><text:span text:style-name="T5"> </text:span><text:span text:style-name="Source_20_Text"><text:span text:style-name="T6">venv\Scripts\activate</text:span></text:span></text:p>
        </text:list-item>
      </text:list>
      <text:h text:style-name="P4" text:outline-level="3"><text:span text:style-name="Strong_20_Emphasis"><text:span text:style-name="T3">Проблема: Ошибка при установке geopandas</text:span></text:span></text:h>
      <text:p text:style-name="P22"><text:span text:style-name="Strong_20_Emphasis"><text:span text:style-name="T4">Решение:</text:span></text:span><text:span text:style-name="T5"> Установите дополнительные системные библиотеки:</text:span></text:p>
      <text:p text:style-name="P22"><text:span text:style-name="Strong_20_Emphasis"><text:span text:style-name="T4">Ubuntu/Debian:</text:span></text:span></text:p>
      <text:p text:style-name="P14">bash</text:p>
      <text:p text:style-name="P7"><text:span text:style-name="T9">sudo</text:span> <text:span text:style-name="T9">apt</text:span> <text:span text:style-name="T9">install</text:span> gdal-bin libgdal-dev</text:p>
      <text:p text:style-name="P22"><text:span text:style-name="Strong_20_Emphasis"><text:span text:style-name="T4">Fedora:</text:span></text:span></text:p>
      <text:p text:style-name="P14">bash</text:p>
      <text:p text:style-name="P7"><text:span text:style-name="T9">sudo</text:span> dnf <text:span text:style-name="T9">install</text:span> gdal-devel</text:p>
      <text:p text:style-name="P22"><text:span text:style-name="Strong_20_Emphasis"><text:span text:style-name="T4">Windows:</text:span></text:span><text:span text:style-name="T5"> Установите </text:span><text:a xlink:type="simple" xlink:href="https://visualstudio.microsoft.com/visual-cpp-build-tools/" office:target-frame-name="_blank" xlink:show="new" text:style-name="Internet_20_link" text:visited-style-name="Visited_20_Internet_20_Link"><text:span text:style-name="T8">Microsoft C++ Build Tools</text:span></text:a></text:p>
      <text:h text:style-name="P4" text:outline-level="3"><text:span text:style-name="Strong_20_Emphasis"><text:span text:style-name="T3">Проблема: Не работают API (Open-Elevation, NOAA)</text:span></text:span></text:h>
      <text:p text:style-name="P22"><text:span text:style-name="Strong_20_Emphasis"><text:span text:style-name="T4">Решение:</text:span></text:span><text:span text:style-name="T5"> Проверьте интернет-соединение. Сервера могут быть временно недоступны.</text:span></text:p>
      <text:h text:style-name="P4" text:outline-level="3"><text:span text:style-name="Strong_20_Emphasis"><text:span text:style-name="T3">Проблема: Приложение не запускается после сборки PyInstaller</text:span></text:span></text:h>
      <text:p text:style-name="P22"><text:span text:style-name="Strong_20_Emphasis"><text:span text:style-name="T4">Решение:</text:span></text:span><text:span text:style-name="T5"> Используйте запуск через виртуальное окружение (как описано выше) — это самый надежный способ.</text:span></text:p>
      <text:h text:style-name="P4" text:outline-level="3"><text:span text:style-name="Strong_20_Emphasis"><text:span text:style-name="T3">Проблема: Ошибки libva в Linux</text:span></text:span></text:h>
      <text:p text:style-name="P22"><text:span text:style-name="Strong_20_Emphasis"><text:span text:style-name="T4">Решение:</text:span></text:span><text:span text:style-name="T5"> Они не влияют на работу приложения. Можно игнорировать.</text:span></text:p>
      <text:p text:style-name="Horizontal_20_Line"/>
      <text:h text:style-name="P2" text:outline-level="2"><text:soft-page-break/><text:span text:style-name="Strong_20_Emphasis"><text:span text:style-name="T2">5. Обновление приложения</text:span></text:span></text:h>
      <text:h text:style-name="P4" text:outline-level="3"><text:span text:style-name="Strong_20_Emphasis"><text:span text:style-name="T3">Linux:</text:span></text:span></text:h>
      <text:p text:style-name="P14">bash</text:p>
      <text:p text:style-name="P7"><text:span text:style-name="T10">cd</text:span> coastal-classifier</text:p>
      <text:p text:style-name="P7"><text:span text:style-name="T9">git</text:span> pull</text:p>
      <text:p text:style-name="P7"><text:span text:style-name="T10">source</text:span> venv/bin/activate</text:p>
      <text:p text:style-name="P7">pip <text:span text:style-name="T9">install</text:span> <text:span text:style-name="T9">--upgrade</text:span> <text:span text:style-name="T9">-r</text:span> requirements.txt</text:p>
      <text:h text:style-name="P4" text:outline-level="3"><text:span text:style-name="Strong_20_Emphasis"><text:span text:style-name="T3">Windows:</text:span></text:span></text:h>
      <text:p text:style-name="P14">bash</text:p>
      <text:p text:style-name="P7"><text:span text:style-name="T10">cd</text:span> C:<text:span text:style-name="T13">\</text:span>CoastalClassifier</text:p>
      <text:p text:style-name="P7"><text:span text:style-name="T9">git</text:span> pull</text:p>
      <text:p text:style-name="P7">venv<text:span text:style-name="T13">\</text:span>Scripts<text:span text:style-name="T13">\</text:span>activate</text:p>
      <text:p text:style-name="P7">pip <text:span text:style-name="T9">install</text:span> <text:span text:style-name="T9">--upgrade</text:span> <text:span text:style-name="T9">-r</text:span> requirements.txt</text:p>
      <text:p text:style-name="Horizontal_20_Line"/>
      <text:h text:style-name="P2" text:outline-level="2"><text:span text:style-name="Strong_20_Emphasis"><text:span text:style-name="T2">Техническая поддержка</text:span></text:span></text:h>
      <text:p text:style-name="P17">По вопросам работы приложения обращайтесь к разработчикам:</text:p>
      <text:list text:style-name="L9">
        <text:list-item>
          <text:p text:style-name="P21">Email: support@coastal-classifier.org</text:p>
        </text:list-item>
        <text:list-item>
          <text:p text:style-name="P27"><text:span text:style-name="T5">GitHub: </text:span><text:a xlink:type="simple" xlink:href="https://github.com/your-repo/coastal-classifier/issues" office:target-frame-name="_blank" xlink:show="new" text:style-name="Internet_20_link" text:visited-style-name="Visited_20_Internet_20_Link"><text:span text:style-name="T8">github.com/your-repo/coastal-classifier/issues</text:span></text:a></text:p>
        </text:list-item>
      </text:list>
      <text:p text:style-name="Text_20_body"><text:line-break/><text:span text:style-name="Strong_20_Emphasis"><text:span text:style-name="T5">Версия документации:</text:span></text:span><text:span text:style-name="T7"> </text:span><text:span text:style-name="T5">1.0 (март 2026)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3T16:54:21.512196202</meta:creation-date>
    <dc:date>2026-03-03T16:58:17.032618803</dc:date>
    <meta:editing-duration>PT3M56S</meta:editing-duration>
    <meta:editing-cycles>1</meta:editing-cycles>
    <meta:document-statistic meta:table-count="0" meta:image-count="0" meta:object-count="0" meta:page-count="7" meta:paragraph-count="152" meta:word-count="600" meta:character-count="4588" meta:non-whitespace-character-count="4167"/>
    <meta:generator>LibreOffice/24.2.7.2$Linux_X86_64 LibreOffice_project/420$Build-2</meta:generator>
  </office:meta>
</office:document-meta>
</file>